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Reader.getAnnotation( String declarationName , String annotationTyp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Reader.getJpfAnnotation( Member member , String annotation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Reader.getStringAttribute( ProcessedAnnotation ann , String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Reader.getAnnotationArrayAttribute( ProcessedAnnotation ann , String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Reader.getAnnotationReader( Class typ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Reader.getJpfAnnotation( Class type , String annotation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Reader.AnnotationReader( Class typ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